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FMono-Regular" svg:font-family="SFMono-Regular, Consolas, 'Liberation Mono', Menlo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7.0625in" fo:margin-left="0.0264in" table:align="left" style:shadow="none"/>
    </style:style>
    <style:style style:name="Table2.A" style:family="table-column">
      <style:table-column-properties style:column-width="1.6257in"/>
    </style:style>
    <style:style style:name="Table2.B" style:family="table-column">
      <style:table-column-properties style:column-width="1.7493in"/>
    </style:style>
    <style:style style:name="Table2.C" style:family="table-column">
      <style:table-column-properties style:column-width="1.5972in"/>
    </style:style>
    <style:style style:name="Table2.D" style:family="table-column">
      <style:table-column-properties style:column-width="2.0903in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middle" fo:padding="0.0382in" fo:border="0.05pt double-thin #000000"/>
    </style:style>
    <style:style style:name="Table2.2" style:family="table-row">
      <style:table-row-properties style:min-row-height="0.9375in"/>
    </style:style>
    <style:style style:name="Table2.A2" style:family="table-cell">
      <style:table-cell-properties style:vertical-align="middle" fo:padding="0.0382in" fo:border-left="0.05pt double-thin #000000" fo:border-right="none" fo:border-top="none" fo:border-bottom="0.05pt double-thin #000000"/>
    </style:style>
    <style:style style:name="Table2.D2" style:family="table-cell">
      <style:table-cell-properties style:vertical-align="middle" fo:padding="0.0382in" fo:border-left="0.05pt double-thin #000000" fo:border-right="0.05pt double-thin #000000" fo:border-top="none" fo:border-bottom="0.05pt double-thin #000000"/>
    </style:style>
    <style:style style:name="Table2.3" style:family="table-row">
      <style:table-row-properties style:min-row-height="0.8007in"/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9632in"/>
    </style:style>
    <style:style style:name="Table2.5" style:family="table-row">
      <style:table-row-properties style:min-row-height="1.125in"/>
    </style:style>
    <style:style style:name="Table3" style:family="table">
      <style:table-properties style:width="7.0625in" fo:margin-left="0.0264in" table:align="left" style:shadow="none"/>
    </style:style>
    <style:style style:name="Table3.A" style:family="table-column">
      <style:table-column-properties style:column-width="1.6257in"/>
    </style:style>
    <style:style style:name="Table3.B" style:family="table-column">
      <style:table-column-properties style:column-width="1.7493in"/>
    </style:style>
    <style:style style:name="Table3.C" style:family="table-column">
      <style:table-column-properties style:column-width="1.5972in"/>
    </style:style>
    <style:style style:name="Table3.D" style:family="table-column">
      <style:table-column-properties style:column-width="2.0903in"/>
    </style:style>
    <style:style style:name="Table3.1" style:family="table-row">
      <style:table-row-properties style:min-row-height="0.5in"/>
    </style:style>
    <style:style style:name="Table3.A1" style:family="table-cell">
      <style:table-cell-properties style:vertical-align="middle" fo:padding="0.0382in" fo:border="0.05pt double-thin #000000"/>
    </style:style>
    <style:style style:name="Table3.2" style:family="table-row">
      <style:table-row-properties style:min-row-height="0.9375in"/>
    </style:style>
    <style:style style:name="Table3.A2" style:family="table-cell">
      <style:table-cell-properties style:vertical-align="middle" fo:padding="0.0382in" fo:border-left="0.05pt double-thin #000000" fo:border-right="none" fo:border-top="none" fo:border-bottom="0.05pt double-thin #000000"/>
    </style:style>
    <style:style style:name="Table3.D2" style:family="table-cell">
      <style:table-cell-properties style:vertical-align="middle" fo:padding="0.0382in" fo:border-left="0.05pt double-thin #000000" fo:border-right="0.05pt double-thin #000000" fo:border-top="none" fo:border-bottom="0.05pt double-thin #000000"/>
    </style:style>
    <style:style style:name="Table3.3" style:family="table-row">
      <style:table-row-properties style:min-row-height="0.8007in"/>
    </style:style>
    <style:style style:name="Table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9632in"/>
    </style:style>
    <style:style style:name="Table3.5" style:family="table-row">
      <style:table-row-properties style:min-row-height="1.125in"/>
    </style:style>
    <style:style style:name="Table4" style:family="table">
      <style:table-properties style:width="7.0625in" fo:margin-left="0.0264in" table:align="left" style:shadow="none"/>
    </style:style>
    <style:style style:name="Table4.A" style:family="table-column">
      <style:table-column-properties style:column-width="1.6257in"/>
    </style:style>
    <style:style style:name="Table4.B" style:family="table-column">
      <style:table-column-properties style:column-width="1.7493in"/>
    </style:style>
    <style:style style:name="Table4.C" style:family="table-column">
      <style:table-column-properties style:column-width="1.5972in"/>
    </style:style>
    <style:style style:name="Table4.D" style:family="table-column">
      <style:table-column-properties style:column-width="2.0903in"/>
    </style:style>
    <style:style style:name="Table4.1" style:family="table-row">
      <style:table-row-properties style:min-row-height="0.5in"/>
    </style:style>
    <style:style style:name="Table4.A1" style:family="table-cell">
      <style:table-cell-properties style:vertical-align="middle" fo:padding="0.0382in" fo:border="0.05pt double-thin #000000"/>
    </style:style>
    <style:style style:name="Table4.2" style:family="table-row">
      <style:table-row-properties style:min-row-height="0.9375in"/>
    </style:style>
    <style:style style:name="Table4.A2" style:family="table-cell">
      <style:table-cell-properties style:vertical-align="middle" fo:padding="0.0382in" fo:border-left="0.05pt double-thin #000000" fo:border-right="none" fo:border-top="none" fo:border-bottom="0.05pt double-thin #000000"/>
    </style:style>
    <style:style style:name="Table4.D2" style:family="table-cell">
      <style:table-cell-properties style:vertical-align="middle" fo:padding="0.0382in" fo:border-left="0.05pt double-thin #000000" fo:border-right="0.05pt double-thin #000000" fo:border-top="none" fo:border-bottom="0.05pt double-thin #000000"/>
    </style:style>
    <style:style style:name="Table4.3" style:family="table-row">
      <style:table-row-properties style:min-row-height="0.8007in"/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9632in"/>
    </style:style>
    <style:style style:name="Table4.5" style:family="table-row">
      <style:table-row-properties style:min-row-height="1.125in"/>
    </style:style>
    <style:style style:name="Table5" style:family="table">
      <style:table-properties style:width="7.0625in" fo:margin-left="0.0264in" table:align="left" style:shadow="none"/>
    </style:style>
    <style:style style:name="Table5.A" style:family="table-column">
      <style:table-column-properties style:column-width="1.6257in"/>
    </style:style>
    <style:style style:name="Table5.B" style:family="table-column">
      <style:table-column-properties style:column-width="1.7493in"/>
    </style:style>
    <style:style style:name="Table5.C" style:family="table-column">
      <style:table-column-properties style:column-width="1.5972in"/>
    </style:style>
    <style:style style:name="Table5.D" style:family="table-column">
      <style:table-column-properties style:column-width="2.0903in"/>
    </style:style>
    <style:style style:name="Table5.1" style:family="table-row">
      <style:table-row-properties style:min-row-height="0.5in"/>
    </style:style>
    <style:style style:name="Table5.A1" style:family="table-cell">
      <style:table-cell-properties style:vertical-align="middle" fo:padding="0.0382in" fo:border="0.05pt double-thin #000000"/>
    </style:style>
    <style:style style:name="Table5.2" style:family="table-row">
      <style:table-row-properties style:min-row-height="0.9375in"/>
    </style:style>
    <style:style style:name="Table5.A2" style:family="table-cell">
      <style:table-cell-properties style:vertical-align="middle" fo:padding="0.0382in" fo:border-left="0.05pt double-thin #000000" fo:border-right="none" fo:border-top="none" fo:border-bottom="0.05pt double-thin #000000"/>
    </style:style>
    <style:style style:name="Table5.D2" style:family="table-cell">
      <style:table-cell-properties style:vertical-align="middle" fo:padding="0.0382in" fo:border-left="0.05pt double-thin #000000" fo:border-right="0.05pt double-thin #000000" fo:border-top="none" fo:border-bottom="0.05pt double-thin #000000"/>
    </style:style>
    <style:style style:name="Table5.3" style:family="table-row">
      <style:table-row-properties style:min-row-height="0.8007in"/>
    </style:style>
    <style:style style:name="Table5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9632in"/>
    </style:style>
    <style:style style:name="Table5.5" style:family="table-row">
      <style:table-row-properties style:min-row-height="1.125in"/>
    </style:style>
    <style:style style:name="P1" style:family="paragraph" style:parent-style-name="Standard">
      <style:text-properties officeooo:paragraph-rsid="00099213"/>
    </style:style>
    <style:style style:name="P2" style:family="paragraph" style:parent-style-name="Standard">
      <style:text-properties fo:color="#000000" style:font-name="DejaVu Sans Mono" fo:font-size="10.5pt" officeooo:rsid="0019eb3f" officeooo:paragraph-rsid="00280e10"/>
    </style:style>
    <style:style style:name="P3" style:family="paragraph" style:parent-style-name="Standard">
      <style:text-properties fo:color="#000000" style:font-name="DejaVu Sans Mono" fo:font-size="10.5pt" fo:font-style="italic" officeooo:rsid="0019eb3f" officeooo:paragraph-rsid="00280e10" style:font-style-asian="italic" style:font-style-complex="italic"/>
    </style:style>
    <style:style style:name="P4" style:family="paragraph" style:parent-style-name="Standard">
      <style:text-properties fo:color="#000000" style:font-name="DejaVu Sans Mono" fo:font-size="10.5pt" fo:font-style="italic" fo:font-weight="bold" officeooo:rsid="0019eb3f" officeooo:paragraph-rsid="00280e10" style:font-style-asian="italic" style:font-weight-asian="bold" style:font-style-complex="italic" style:font-weight-complex="bold"/>
    </style:style>
    <style:style style:name="P5" style:family="paragraph" style:parent-style-name="Standard">
      <style:text-properties fo:color="#000000" style:font-name="DejaVu Sans Mono" fo:font-size="10.5pt" fo:font-style="italic" fo:font-weight="bold" officeooo:rsid="0019eb3f" officeooo:paragraph-rsid="002ab911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000000" style:font-name="DejaVu Sans Mono" fo:font-size="10.5pt" fo:font-style="italic" style:text-underline-style="none" fo:font-weight="bold" officeooo:rsid="0019eb3f" officeooo:paragraph-rsid="002ab911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0000" style:font-name="DejaVu Sans Mono" fo:font-size="10.5pt" officeooo:rsid="001c55b2" officeooo:paragraph-rsid="00280e10"/>
    </style:style>
    <style:style style:name="P8" style:family="paragraph" style:parent-style-name="Standard">
      <style:text-properties fo:color="#000000" style:font-name="DejaVu Sans Mono" fo:font-size="10.5pt" fo:font-style="normal" fo:font-weight="normal" officeooo:rsid="0019eb3f" officeooo:paragraph-rsid="00280e1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0" style:font-name="DejaVu Sans Mono" fo:font-size="10.5pt" fo:font-style="normal" fo:font-weight="normal" officeooo:rsid="001c55b2" officeooo:paragraph-rsid="00280e10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style:font-name="DejaVu Sans Mono" fo:font-size="10.5pt" fo:font-style="normal" officeooo:rsid="0019eb3f" officeooo:paragraph-rsid="00280e10" style:font-style-asian="normal" style:font-style-complex="normal"/>
    </style:style>
    <style:style style:name="P11" style:family="paragraph" style:parent-style-name="Standard">
      <style:text-properties officeooo:paragraph-rsid="00187e3f"/>
    </style:style>
    <style:style style:name="P12" style:family="paragraph" style:parent-style-name="Standard">
      <style:text-properties officeooo:paragraph-rsid="001f1abc"/>
    </style:style>
    <style:style style:name="P13" style:family="paragraph" style:parent-style-name="Standard">
      <style:text-properties officeooo:paragraph-rsid="00229525"/>
    </style:style>
    <style:style style:name="P14" style:family="paragraph" style:parent-style-name="Standard">
      <style:text-properties fo:font-style="italic" officeooo:paragraph-rsid="00280e10" style:font-style-asian="italic" style:font-style-complex="italic"/>
    </style:style>
    <style:style style:name="P15" style:family="paragraph" style:parent-style-name="Standard">
      <style:text-properties officeooo:paragraph-rsid="00280e10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rsid="000f2a1e" officeooo:paragraph-rsid="00187e3f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rsid="000f2a1e" officeooo:paragraph-rsid="001f1abc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rsid="000f2a1e" officeooo:paragraph-rsid="00229525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rsid="000f2a1e" officeooo:paragraph-rsid="00280e10"/>
    </style:style>
    <style:style style:name="P20" style:family="paragraph" style:parent-style-name="Table_20_Contents">
      <style:text-properties fo:color="#000000" style:font-name="DejaVu Sans Mono" fo:font-size="10.5pt" fo:font-style="italic" officeooo:rsid="001c55b2" officeooo:paragraph-rsid="00280e10" style:font-style-asian="italic" style:font-style-complex="italic"/>
    </style:style>
    <style:style style:name="P21" style:family="paragraph" style:parent-style-name="Table_20_Contents">
      <style:text-properties fo:color="#000000" style:font-name="DejaVu Sans Mono" fo:font-size="10.5pt" fo:font-style="italic" officeooo:rsid="00243614" officeooo:paragraph-rsid="00280e10" style:font-style-asian="italic" style:font-style-complex="italic"/>
    </style:style>
    <style:style style:name="P22" style:family="paragraph" style:parent-style-name="Table_20_Contents">
      <style:text-properties fo:color="#000000" style:font-name="DejaVu Sans Mono" fo:font-size="10.5pt" fo:font-style="italic" officeooo:rsid="0019eb3f" officeooo:paragraph-rsid="00280e10" style:font-style-asian="italic" style:font-style-complex="italic"/>
    </style:style>
    <style:style style:name="P23" style:family="paragraph" style:parent-style-name="Table_20_Contents">
      <style:text-properties fo:color="#000000" style:font-name="DejaVu Sans Mono" fo:font-size="10.5pt" fo:font-style="italic" fo:font-weight="bold" officeooo:rsid="001c55b2" officeooo:paragraph-rsid="00280e10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color="#000000" style:font-name="DejaVu Sans Mono" fo:font-size="10.5pt" fo:font-style="italic" fo:font-weight="bold" officeooo:rsid="001c55b2" officeooo:paragraph-rsid="002a14b2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color="#000000" style:font-name="DejaVu Sans Mono" fo:font-size="10.5pt" fo:font-style="italic" fo:font-weight="bold" officeooo:rsid="00243614" officeooo:paragraph-rsid="00280e10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color="#000000" style:font-name="DejaVu Sans Mono" fo:font-size="10.5pt" fo:font-style="italic" fo:font-weight="bold" officeooo:rsid="00243614" officeooo:paragraph-rsid="002a14b2" style:font-style-asian="italic" style:font-weight-asian="bold" style:font-style-complex="italic" style:font-weight-complex="bold"/>
    </style:style>
    <style:style style:name="P27" style:family="paragraph" style:parent-style-name="Table_20_Contents">
      <style:text-properties fo:color="#000000" style:font-name="DejaVu Sans Mono" fo:font-size="10.5pt" fo:font-style="italic" fo:font-weight="bold" officeooo:rsid="00243614" officeooo:paragraph-rsid="002c78bf" style:font-style-asian="italic" style:font-weight-asian="bold" style:font-style-complex="italic" style:font-weight-complex="bold"/>
    </style:style>
    <style:style style:name="P28" style:family="paragraph" style:parent-style-name="Table_20_Contents">
      <style:text-properties fo:color="#000000" style:font-name="DejaVu Sans Mono" fo:font-size="10.5pt" fo:font-style="italic" fo:font-weight="bold" officeooo:rsid="001f1abc" officeooo:paragraph-rsid="00280e10" style:font-style-asian="italic" style:font-weight-asian="bold" style:font-style-complex="italic" style:font-weight-complex="bold"/>
    </style:style>
    <style:style style:name="P29" style:family="paragraph" style:parent-style-name="Table_20_Contents">
      <style:text-properties fo:color="#000000" style:font-name="DejaVu Sans Mono" fo:font-size="10.5pt" fo:font-style="italic" fo:font-weight="bold" officeooo:rsid="001f1abc" officeooo:paragraph-rsid="0028d326" style:font-style-asian="italic" style:font-weight-asian="bold" style:font-style-complex="italic" style:font-weight-complex="bold"/>
    </style:style>
    <style:style style:name="P30" style:family="paragraph" style:parent-style-name="Table_20_Contents">
      <style:text-properties fo:color="#000000" style:font-name="DejaVu Sans Mono" fo:font-size="10.5pt" fo:font-style="italic" fo:font-weight="bold" officeooo:rsid="001f1abc" officeooo:paragraph-rsid="002c78bf" style:font-style-asian="italic" style:font-weight-asian="bold" style:font-style-complex="italic" style:font-weight-complex="bold"/>
    </style:style>
    <style:style style:name="P31" style:family="paragraph" style:parent-style-name="Table_20_Contents">
      <style:text-properties fo:color="#000000" style:font-name="DejaVu Sans Mono" fo:font-size="10.5pt" fo:font-style="italic" fo:font-weight="bold" officeooo:rsid="002a14b2" officeooo:paragraph-rsid="002a14b2" style:font-style-asian="italic" style:font-weight-asian="bold" style:font-style-complex="italic" style:font-weight-complex="bold"/>
    </style:style>
    <style:style style:name="P32" style:family="paragraph" style:parent-style-name="Table_20_Contents">
      <style:text-properties fo:color="#000000" style:font-name="DejaVu Sans Mono" fo:font-size="10.5pt" fo:font-style="italic" style:text-underline-style="none" officeooo:rsid="001b08c1" officeooo:paragraph-rsid="00280e10" style:font-style-asian="italic" style:font-style-complex="italic"/>
    </style:style>
    <style:style style:name="P33" style:family="paragraph" style:parent-style-name="Table_20_Contents">
      <style:text-properties fo:color="#000000" style:font-name="DejaVu Sans Mono" fo:font-size="10.5pt" fo:font-style="normal" fo:font-weight="normal" officeooo:rsid="001f1abc" officeooo:paragraph-rsid="00280e10" style:font-style-asian="normal" style:font-weight-asian="normal" style:font-style-complex="normal" style:font-weight-complex="normal"/>
    </style:style>
    <style:style style:name="P34" style:family="paragraph" style:parent-style-name="Table_20_Contents">
      <style:text-properties fo:color="#000000" style:font-name="DejaVu Sans Mono" fo:font-size="10.5pt" fo:font-style="normal" fo:font-weight="normal" officeooo:rsid="001f1abc" officeooo:paragraph-rsid="0028d326" style:font-style-asian="normal" style:font-weight-asian="normal" style:font-style-complex="normal" style:font-weight-complex="normal"/>
    </style:style>
    <style:style style:name="P35" style:family="paragraph" style:parent-style-name="Table_20_Contents">
      <style:text-properties fo:color="#000000" style:font-name="DejaVu Sans Mono" fo:font-size="10.5pt" fo:font-style="normal" fo:font-weight="normal" officeooo:rsid="001f1abc" officeooo:paragraph-rsid="002c0d6c" style:font-style-asian="normal" style:font-weight-asian="normal" style:font-style-complex="normal" style:font-weight-complex="normal"/>
    </style:style>
    <style:style style:name="P36" style:family="paragraph" style:parent-style-name="Table_20_Contents">
      <style:text-properties fo:color="#000000" style:font-name="DejaVu Sans Mono" fo:font-size="10.5pt" fo:font-style="normal" fo:font-weight="normal" officeooo:rsid="00243614" officeooo:paragraph-rsid="00280e10" style:font-style-asian="normal" style:font-weight-asian="normal" style:font-style-complex="normal" style:font-weight-complex="normal"/>
    </style:style>
    <style:style style:name="P37" style:family="paragraph" style:parent-style-name="Table_20_Contents">
      <style:text-properties fo:color="#000000" style:font-name="DejaVu Sans Mono" fo:font-size="10.5pt" fo:font-style="normal" officeooo:rsid="001f1abc" officeooo:paragraph-rsid="001f1abc" style:font-style-asian="normal" style:font-style-complex="normal"/>
    </style:style>
    <style:style style:name="P38" style:family="paragraph" style:parent-style-name="Table_20_Contents">
      <style:text-properties fo:color="#000000" style:font-name="DejaVu Sans Mono" fo:font-size="10.5pt" fo:font-style="normal" officeooo:rsid="001f1abc" officeooo:paragraph-rsid="002184af" style:font-style-asian="normal" style:font-style-complex="normal"/>
    </style:style>
    <style:style style:name="P39" style:family="paragraph" style:parent-style-name="Table_20_Contents">
      <style:text-properties fo:color="#000000" style:font-name="DejaVu Sans Mono" fo:font-size="10.5pt" fo:font-style="normal" officeooo:rsid="001c55b2" officeooo:paragraph-rsid="00280e10" style:font-style-asian="normal" style:font-style-complex="normal"/>
    </style:style>
    <style:style style:name="P40" style:family="paragraph" style:parent-style-name="Table_20_Contents">
      <style:text-properties fo:color="#000000" style:font-name="DejaVu Sans Mono" fo:font-size="10.5pt" fo:font-style="normal" officeooo:rsid="001c55b2" officeooo:paragraph-rsid="0028d326" style:font-style-asian="normal" style:font-style-complex="normal"/>
    </style:style>
    <style:style style:name="P41" style:family="paragraph" style:parent-style-name="Table_20_Contents">
      <style:text-properties fo:color="#000000" style:font-name="DejaVu Sans Mono" fo:font-size="10.5pt" fo:font-style="normal" style:text-underline-style="solid" style:text-underline-width="auto" style:text-underline-color="font-color" fo:font-weight="normal" officeooo:rsid="001f1abc" officeooo:paragraph-rsid="00280e10" style:font-style-asian="normal" style:font-weight-asian="normal" style:font-style-complex="normal" style:font-weight-complex="normal"/>
    </style:style>
    <style:style style:name="P42" style:family="paragraph" style:parent-style-name="Table_20_Contents">
      <style:text-properties fo:color="#000000" style:font-name="DejaVu Sans Mono" fo:font-size="10.5pt" fo:font-style="normal" style:text-underline-style="solid" style:text-underline-width="auto" style:text-underline-color="font-color" fo:font-weight="normal" officeooo:rsid="001f1abc" officeooo:paragraph-rsid="002a14b2" style:font-style-asian="normal" style:font-weight-asian="normal" style:font-style-complex="normal" style:font-weight-complex="normal"/>
    </style:style>
    <style:style style:name="P43" style:family="paragraph" style:parent-style-name="Table_20_Contents">
      <style:text-properties fo:color="#000000" style:font-name="DejaVu Sans Mono" fo:font-size="10.5pt" fo:font-style="normal" style:text-underline-style="none" officeooo:rsid="001b08c1" officeooo:paragraph-rsid="00280e10" style:font-style-asian="normal" style:font-style-complex="normal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paragraph-rsid="00187e3f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paragraph-rsid="001f1abc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paragraph-rsid="00229525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DejaVu Sans Mono" fo:font-size="10.5pt" officeooo:paragraph-rsid="00280e10"/>
    </style:style>
    <style:style style:name="P48" style:family="paragraph" style:parent-style-name="Table_20_Contents">
      <style:text-properties fo:color="#000000" style:font-name="DejaVu Sans Mono" fo:font-size="10.5pt" officeooo:paragraph-rsid="00187e3f"/>
    </style:style>
    <style:style style:name="P49" style:family="paragraph" style:parent-style-name="Table_20_Contents">
      <style:text-properties fo:color="#000000" style:font-name="DejaVu Sans Mono" fo:font-size="10.5pt" officeooo:rsid="0019eb3f" officeooo:paragraph-rsid="001f1abc"/>
    </style:style>
    <style:style style:name="P50" style:family="paragraph" style:parent-style-name="Table_20_Contents">
      <style:text-properties fo:color="#000000" style:font-name="DejaVu Sans Mono" fo:font-size="10.5pt" officeooo:rsid="0019eb3f" officeooo:paragraph-rsid="002093f3"/>
    </style:style>
    <style:style style:name="P51" style:family="paragraph" style:parent-style-name="Table_20_Contents">
      <style:text-properties fo:color="#000000" style:font-name="DejaVu Sans Mono" fo:font-size="10.5pt" officeooo:rsid="001b08c1" officeooo:paragraph-rsid="001f1abc"/>
    </style:style>
    <style:style style:name="P52" style:family="paragraph" style:parent-style-name="Table_20_Contents">
      <style:text-properties fo:color="#000000" style:font-name="DejaVu Sans Mono" fo:font-size="10.5pt" officeooo:rsid="001b08c1" officeooo:paragraph-rsid="002093f3"/>
    </style:style>
    <style:style style:name="P53" style:family="paragraph" style:parent-style-name="Table_20_Contents">
      <style:text-properties fo:color="#000000" style:font-name="DejaVu Sans Mono" fo:font-size="10.5pt" officeooo:rsid="001b08c1" officeooo:paragraph-rsid="00280e10"/>
    </style:style>
    <style:style style:name="P54" style:family="paragraph" style:parent-style-name="Table_20_Contents">
      <style:text-properties fo:color="#000000" style:font-name="DejaVu Sans Mono" fo:font-size="10.5pt" officeooo:rsid="001c55b2" officeooo:paragraph-rsid="001c55b2"/>
    </style:style>
    <style:style style:name="P55" style:family="paragraph" style:parent-style-name="Table_20_Contents">
      <style:text-properties fo:color="#000000" style:font-name="DejaVu Sans Mono" fo:font-size="10.5pt" officeooo:rsid="001c55b2" officeooo:paragraph-rsid="001e4485"/>
    </style:style>
    <style:style style:name="P56" style:family="paragraph" style:parent-style-name="Table_20_Contents">
      <style:text-properties fo:color="#000000" style:font-name="DejaVu Sans Mono" fo:font-size="10.5pt" officeooo:rsid="001c55b2" officeooo:paragraph-rsid="001f1abc"/>
    </style:style>
    <style:style style:name="P57" style:family="paragraph" style:parent-style-name="Table_20_Contents">
      <style:text-properties fo:color="#000000" style:font-name="DejaVu Sans Mono" fo:font-size="10.5pt" officeooo:rsid="001c55b2" officeooo:paragraph-rsid="00280e10"/>
    </style:style>
    <style:style style:name="P58" style:family="paragraph" style:parent-style-name="Table_20_Contents">
      <style:text-properties fo:color="#000000" style:font-name="DejaVu Sans Mono" fo:font-size="10.5pt" officeooo:rsid="001c55b2" officeooo:paragraph-rsid="0028d326"/>
    </style:style>
    <style:style style:name="P59" style:family="paragraph" style:parent-style-name="Table_20_Contents">
      <style:text-properties fo:color="#000000" style:font-name="DejaVu Sans Mono" fo:font-size="10.5pt" officeooo:rsid="001e4485" officeooo:paragraph-rsid="002093f3"/>
    </style:style>
    <style:style style:name="P60" style:family="paragraph" style:parent-style-name="Table_20_Contents">
      <style:text-properties fo:color="#000000" style:font-name="DejaVu Sans Mono" fo:font-size="10.5pt" officeooo:rsid="001e4485" officeooo:paragraph-rsid="002184af"/>
    </style:style>
    <style:style style:name="P61" style:family="paragraph" style:parent-style-name="Table_20_Contents">
      <style:text-properties fo:color="#000000" style:font-name="DejaVu Sans Mono" fo:font-size="10.5pt" officeooo:rsid="001f1abc" officeooo:paragraph-rsid="002093f3"/>
    </style:style>
    <style:style style:name="P62" style:family="paragraph" style:parent-style-name="Table_20_Contents">
      <style:text-properties fo:color="#000000" style:font-name="DejaVu Sans Mono" fo:font-size="10.5pt" officeooo:rsid="001f1abc" officeooo:paragraph-rsid="002184af"/>
    </style:style>
    <style:style style:name="P63" style:family="paragraph" style:parent-style-name="Table_20_Contents">
      <style:text-properties fo:color="#000000" style:font-name="DejaVu Sans Mono" fo:font-size="10.5pt" officeooo:rsid="001f1abc" officeooo:paragraph-rsid="00280e10"/>
    </style:style>
    <style:style style:name="P64" style:family="paragraph" style:parent-style-name="Table_20_Contents">
      <style:text-properties fo:color="#000000" style:font-name="DejaVu Sans Mono" fo:font-size="10.5pt" officeooo:paragraph-rsid="001f1abc"/>
    </style:style>
    <style:style style:name="P65" style:family="paragraph" style:parent-style-name="Table_20_Contents">
      <style:text-properties fo:color="#000000" style:font-name="DejaVu Sans Mono" fo:font-size="10.5pt" officeooo:paragraph-rsid="00229525"/>
    </style:style>
    <style:style style:name="P66" style:family="paragraph" style:parent-style-name="Table_20_Contents">
      <style:text-properties fo:color="#000000" style:font-name="DejaVu Sans Mono" fo:font-size="10.5pt" officeooo:paragraph-rsid="00280e10"/>
    </style:style>
    <style:style style:name="P67" style:family="paragraph" style:parent-style-name="Table_20_Contents">
      <style:text-properties fo:color="#000000" style:font-name="DejaVu Sans Mono" fo:font-size="10.5pt" style:text-underline-style="solid" style:text-underline-width="auto" style:text-underline-color="font-color" officeooo:rsid="00243614" officeooo:paragraph-rsid="00280e10"/>
    </style:style>
    <style:style style:name="P68" style:family="paragraph" style:parent-style-name="Table_20_Contents">
      <style:text-properties fo:color="#000000" style:font-name="DejaVu Sans Mono" fo:font-size="10.5pt" style:text-underline-style="solid" style:text-underline-width="auto" style:text-underline-color="font-color" officeooo:rsid="00243614" officeooo:paragraph-rsid="0028d326"/>
    </style:style>
    <style:style style:name="P69" style:family="paragraph" style:parent-style-name="Preformatted_20_Text">
      <style:text-properties fo:color="#808080" style:font-name="DejaVu Sans Mono" fo:font-size="10.5pt" fo:font-style="italic" officeooo:paragraph-rsid="00187e3f"/>
    </style:style>
    <style:style style:name="P70" style:family="paragraph" style:parent-style-name="Preformatted_20_Text">
      <style:text-properties fo:color="#808080" style:font-name="DejaVu Sans Mono" fo:font-size="10.5pt" fo:font-style="italic" officeooo:paragraph-rsid="001f1abc"/>
    </style:style>
    <style:style style:name="P71" style:family="paragraph" style:parent-style-name="Preformatted_20_Text">
      <style:text-properties fo:color="#808080" style:font-name="DejaVu Sans Mono" fo:font-size="10.5pt" fo:font-style="italic" officeooo:paragraph-rsid="00229525"/>
    </style:style>
    <style:style style:name="P72" style:family="paragraph" style:parent-style-name="Preformatted_20_Text">
      <style:text-properties fo:color="#808080" style:font-name="DejaVu Sans Mono" fo:font-size="10.5pt" fo:font-style="italic" officeooo:paragraph-rsid="00280e10"/>
    </style:style>
    <style:style style:name="P73" style:family="paragraph" style:parent-style-name="Preformatted_20_Text">
      <style:text-properties fo:color="#000000" style:font-name="DejaVu Sans Mono" fo:font-size="10.5pt" officeooo:rsid="000f2a1e" officeooo:paragraph-rsid="00187e3f"/>
    </style:style>
    <style:style style:name="P74" style:family="paragraph" style:parent-style-name="Preformatted_20_Text">
      <style:text-properties fo:color="#000000" style:font-name="DejaVu Sans Mono" fo:font-size="10.5pt" officeooo:rsid="000f2a1e" officeooo:paragraph-rsid="001f1abc"/>
    </style:style>
    <style:style style:name="P75" style:family="paragraph" style:parent-style-name="Preformatted_20_Text">
      <style:text-properties fo:color="#000000" style:font-name="DejaVu Sans Mono" fo:font-size="10.5pt" officeooo:rsid="000f2a1e" officeooo:paragraph-rsid="00229525"/>
    </style:style>
    <style:style style:name="P76" style:family="paragraph" style:parent-style-name="Preformatted_20_Text">
      <style:text-properties fo:color="#000000" style:font-name="DejaVu Sans Mono" fo:font-size="10.5pt" officeooo:rsid="000f2a1e" officeooo:paragraph-rsid="00280e10"/>
    </style:style>
    <style:style style:name="P77" style:family="paragraph" style:parent-style-name="Preformatted_20_Text">
      <style:text-properties fo:color="#000000" style:font-name="DejaVu Sans Mono" fo:font-size="10.5pt" fo:font-style="italic" officeooo:paragraph-rsid="00187e3f"/>
    </style:style>
    <style:style style:name="P78" style:family="paragraph" style:parent-style-name="Preformatted_20_Text">
      <style:text-properties fo:color="#000000" style:font-name="DejaVu Sans Mono" fo:font-size="10.5pt" fo:font-style="italic" officeooo:paragraph-rsid="001f1abc"/>
    </style:style>
    <style:style style:name="P79" style:family="paragraph" style:parent-style-name="Preformatted_20_Text">
      <style:text-properties fo:color="#000000" style:font-name="DejaVu Sans Mono" fo:font-size="10.5pt" fo:font-style="italic" officeooo:paragraph-rsid="00229525"/>
    </style:style>
    <style:style style:name="P80" style:family="paragraph" style:parent-style-name="Preformatted_20_Text">
      <style:text-properties fo:color="#000000" style:font-name="DejaVu Sans Mono" fo:font-size="10.5pt" fo:font-style="italic" officeooo:paragraph-rsid="00280e10"/>
    </style:style>
    <style:style style:name="P81" style:family="paragraph" style:parent-style-name="Preformatted_20_Text">
      <style:text-properties fo:color="#000000" style:font-name="DejaVu Sans Mono" fo:font-size="10.5pt" fo:font-style="normal" officeooo:paragraph-rsid="00187e3f" style:font-style-asian="normal" style:font-style-complex="normal"/>
    </style:style>
    <style:style style:name="P82" style:family="paragraph" style:parent-style-name="Preformatted_20_Text">
      <style:paragraph-properties fo:text-align="center" style:justify-single-word="false"/>
      <style:text-properties fo:color="#000000" style:font-name="DejaVu Sans Mono" fo:font-size="10.5pt" fo:font-style="normal" officeooo:paragraph-rsid="00187e3f" style:font-style-asian="normal" style:font-style-complex="normal"/>
    </style:style>
    <style:style style:name="P83" style:family="paragraph" style:parent-style-name="Preformatted_20_Text">
      <style:text-properties fo:color="#000000" style:font-name="DejaVu Sans Mono" fo:font-size="10.5pt" fo:font-style="normal" officeooo:paragraph-rsid="001f1abc" style:font-style-asian="normal" style:font-style-complex="normal"/>
    </style:style>
    <style:style style:name="P84" style:family="paragraph" style:parent-style-name="Preformatted_20_Text">
      <style:text-properties fo:color="#000000" style:font-name="DejaVu Sans Mono" fo:font-size="10.5pt" fo:font-style="normal" officeooo:paragraph-rsid="00229525" style:font-style-asian="normal" style:font-style-complex="normal"/>
    </style:style>
    <style:style style:name="P85" style:family="paragraph" style:parent-style-name="Preformatted_20_Text">
      <style:text-properties fo:color="#000000" style:font-name="DejaVu Sans Mono" fo:font-size="10.5pt" fo:font-style="normal" officeooo:paragraph-rsid="00280e10" style:font-style-asian="normal" style:font-style-complex="normal"/>
    </style:style>
    <style:style style:name="P86" style:family="paragraph" style:parent-style-name="Preformatted_20_Text">
      <style:paragraph-properties fo:text-align="center" style:justify-single-word="false"/>
      <style:text-properties fo:color="#000000" style:font-name="DejaVu Sans Mono" fo:font-size="10.5pt" fo:font-style="normal" fo:font-weight="normal" officeooo:rsid="000f2a1e" officeooo:paragraph-rsid="001f1abc" style:font-style-asian="normal" style:font-weight-asian="normal" style:font-style-complex="normal" style:font-weight-complex="normal"/>
    </style:style>
    <style:style style:name="P87" style:family="paragraph" style:parent-style-name="Preformatted_20_Text">
      <style:paragraph-properties fo:text-align="center" style:justify-single-word="false"/>
      <style:text-properties fo:color="#000000" style:font-name="DejaVu Sans Mono" fo:font-size="10.5pt" fo:font-style="normal" fo:font-weight="normal" officeooo:rsid="000f2a1e" officeooo:paragraph-rsid="00229525" style:font-style-asian="normal" style:font-weight-asian="normal" style:font-style-complex="normal" style:font-weight-complex="normal"/>
    </style:style>
    <style:style style:name="P88" style:family="paragraph" style:parent-style-name="Preformatted_20_Text">
      <style:paragraph-properties fo:text-align="center" style:justify-single-word="false"/>
      <style:text-properties fo:color="#000000" style:font-name="DejaVu Sans Mono" fo:font-size="10.5pt" fo:font-style="normal" fo:font-weight="normal" officeooo:rsid="000f2a1e" officeooo:paragraph-rsid="00280e10" style:font-style-asian="normal" style:font-weight-asian="normal" style:font-style-complex="normal" style:font-weight-complex="normal"/>
    </style:style>
    <style:style style:name="P89" style:family="paragraph" style:parent-style-name="Preformatted_20_Text">
      <style:paragraph-properties fo:text-align="center" style:justify-single-word="false"/>
      <style:text-properties fo:color="#000000" style:font-name="DejaVu Sans Mono" fo:font-size="10.5pt" fo:font-style="normal" fo:font-weight="normal" officeooo:rsid="00229525" officeooo:paragraph-rsid="00229525" style:font-style-asian="normal" style:font-weight-asian="normal" style:font-style-complex="normal" style:font-weight-complex="normal"/>
    </style:style>
    <style:style style:name="P90" style:family="paragraph" style:parent-style-name="Preformatted_20_Text">
      <style:paragraph-properties fo:text-align="center" style:justify-single-word="false"/>
      <style:text-properties fo:color="#000000" style:font-name="DejaVu Sans Mono" fo:font-size="10.5pt" fo:font-style="normal" fo:font-weight="normal" officeooo:rsid="00229525" officeooo:paragraph-rsid="00280e10" style:font-style-asian="normal" style:font-weight-asian="normal" style:font-style-complex="normal" style:font-weight-complex="normal"/>
    </style:style>
    <style:style style:name="P9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text-align="center" style:justify-single-word="false" fo:background-color="#ffffff"/>
      <style:text-properties fo:color="#000000" style:font-name="DejaVu Sans Mono" fo:font-size="10.5pt" fo:font-style="normal" officeooo:paragraph-rsid="00187e3f" style:font-style-asian="normal" style:font-style-complex="normal"/>
    </style:style>
    <style:style style:name="P9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text-align="center" style:justify-single-word="false" fo:background-color="#ffffff"/>
      <style:text-properties fo:color="#000000" style:font-name="DejaVu Sans Mono" fo:font-size="10.5pt" fo:font-style="normal" style:font-style-asian="normal" style:font-style-complex="normal"/>
    </style:style>
    <style:style style:name="P9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text-align="center" style:justify-single-word="false" fo:background-color="#ffffff"/>
      <style:text-properties fo:color="#000000" style:font-name="DejaVu Sans Mono" fo:font-size="10.5pt" fo:font-style="normal" officeooo:paragraph-rsid="00280e10" style:font-style-asian="normal" style:font-style-complex="normal"/>
    </style:style>
    <style:style style:name="P9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text-align="center" style:justify-single-word="false" fo:background-color="#ffffff"/>
      <style:text-properties fo:color="#000000" style:font-name="DejaVu Sans Mono" fo:font-size="10.5pt" fo:font-style="normal" officeooo:paragraph-rsid="002f084a" style:font-style-asian="normal" style:font-style-complex="normal"/>
    </style:style>
    <style:style style:name="T1" style:family="text">
      <style:text-properties officeooo:rsid="00111de1"/>
    </style:style>
    <style:style style:name="T2" style:family="text">
      <style:text-properties officeooo:rsid="001691b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2a1e" style:font-weight-asian="normal" style:font-weight-complex="normal"/>
    </style:style>
    <style:style style:name="T5" style:family="text">
      <style:text-properties fo:font-weight="normal" officeooo:rsid="00229525" style:font-weight-asian="normal" style:font-weight-complex="normal"/>
    </style:style>
    <style:style style:name="T6" style:family="text">
      <style:text-properties fo:font-weight="normal" officeooo:rsid="00243614" style:font-weight-asian="normal" style:font-weight-complex="normal"/>
    </style:style>
    <style:style style:name="T7" style:family="text">
      <style:text-properties fo:font-style="italic" fo:font-weight="bold" officeooo:rsid="001691b4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87e3f" style:font-style-asian="italic" style:font-weight-asian="bold" style:font-style-complex="italic" style:font-weight-complex="bold"/>
    </style:style>
    <style:style style:name="T9" style:family="text">
      <style:text-properties fo:font-style="italic" officeooo:rsid="00187e3f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fo:font-weight="bold" officeooo:rsid="001691b4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187e3f" style:font-style-asian="italic" style:font-weight-asian="bold" style:font-style-complex="italic" style:font-weight-complex="bold"/>
    </style:style>
    <style:style style:name="T12" style:family="text">
      <style:text-properties officeooo:rsid="002093f3"/>
    </style:style>
    <style:style style:name="T13" style:family="text">
      <style:text-properties officeooo:rsid="002184af"/>
    </style:style>
    <style:style style:name="T14" style:family="text">
      <style:text-properties officeooo:rsid="00243614"/>
    </style:style>
    <style:style style:name="T15" style:family="text">
      <style:text-properties officeooo:rsid="00280e10"/>
    </style:style>
    <style:style style:name="T16" style:family="text">
      <style:text-properties officeooo:rsid="002a14b2"/>
    </style:style>
    <style:style style:name="T17" style:family="text">
      <style:text-properties officeooo:rsid="002ab911"/>
    </style:style>
    <style:style style:name="T18" style:family="text">
      <style:text-properties officeooo:rsid="002c0d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568_4965270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82"><text:span text:style-name="T4">-Xms</text:span>2048m</text:p>
            <text:p text:style-name="P91"><text:span text:style-name="T3">-Xmx</text:span>2048m</text:p>
            <text:p text:style-name="P89">LoopCounter = 5M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6">GC Type</text:p>
          </table:table-cell>
          <table:table-cell table:style-name="Table2.A2" office:value-type="string">
            <text:p text:style-name="P73">Default GC <text:span text:style-name="T2">p</text:span>ause and pause between Garbage collections</text:p>
          </table:table-cell>
          <table:table-cell table:style-name="Table2.A2" office:value-type="string">
            <text:p text:style-name="P77"/>
            <text:p text:style-name="P81"><text:bookmark-start text:name="__DdeLink__339_496527021"/>MaxGCPauseMillis=</text:p>
            <text:p text:style-name="P81">10<text:bookmark-end text:name="__DdeLink__339_496527021"/>0000</text:p>
            <text:p text:style-name="P48"/>
          </table:table-cell>
          <table:table-cell table:style-name="Table2.D2" office:value-type="string">
            <text:p text:style-name="P69"/>
            <text:p text:style-name="P81">GCPauseIntervalMills=</text:p>
            <text:p text:style-name="P81"><text:span text:style-name="T1">10</text:span></text:p>
            <text:p text:style-name="P48"/>
          </table:table-cell>
        </table:table-row>
        <table:table-row table:style-name="Table2.3">
          <table:table-cell table:style-name="Table2.A3" office:value-type="string">
            <text:p text:style-name="P44"><text:bookmark-start text:name="__DdeLink__329_496527021"/><text:bookmark-start text:name="__DdeLink__334_496527021"/><text:bookmark-start text:name="__DdeLink__351_49652702"/><text:bookmark-start text:name="__DdeLink__358_49652702"/>-XX:+UseSerialGC<text:bookmark-end text:name="__DdeLink__329_496527021"/><text:bookmark-end text:name="__DdeLink__334_496527021"/><text:bookmark-end text:name="__DdeLink__351_49652702"/><text:bookmark-end text:name="__DdeLink__358_49652702"/></text:p>
          </table:table-cell>
          <table:table-cell table:style-name="Table2.A3" office:value-type="string">
            <text:p text:style-name="P50">101s <text:span text:style-name="T2">exception OOM</text:span></text:p>
          </table:table-cell>
          <table:table-cell table:style-name="Table2.A3" office:value-type="string">
            <text:p text:style-name="P50">80s <text:span text:style-name="T2">exception OOM</text:span></text:p>
          </table:table-cell>
          <table:table-cell table:style-name="Table2.D3" office:value-type="string">
            <text:p text:style-name="P52">80s <text:span text:style-name="T2">exception OOM</text:span></text:p>
          </table:table-cell>
        </table:table-row>
        <table:table-row table:style-name="Table2.4">
          <table:table-cell table:style-name="Table2.A3" office:value-type="string">
            <text:p text:style-name="P44"><text:bookmark-start text:name="__DdeLink__331_496527021"/>-XX:+UseParallelGC<text:bookmark-end text:name="__DdeLink__331_496527021"/></text:p>
          </table:table-cell>
          <table:table-cell table:style-name="Table2.A3" office:value-type="string">
            <text:p text:style-name="P54">Killed hanged app </text:p>
          </table:table-cell>
          <table:table-cell table:style-name="Table2.A3" office:value-type="string">
            <text:p text:style-name="P54">Killed hanged app </text:p>
          </table:table-cell>
          <table:table-cell table:style-name="Table2.D3" office:value-type="string">
            <text:p text:style-name="P55">Killed hanged app</text:p>
          </table:table-cell>
        </table:table-row>
        <table:table-row table:style-name="Table2.5">
          <table:table-cell table:style-name="Table2.A3" office:value-type="string">
            <text:p text:style-name="P44"><text:bookmark-start text:name="__DdeLink__336_496527021"/>-XX:+UseG1GC <text:bookmark-end text:name="__DdeLink__336_496527021"/></text:p>
          </table:table-cell>
          <table:table-cell table:style-name="Table2.A3" office:value-type="string">
            <text:p text:style-name="P59">68s <text:span text:style-name="T2">exception OOM</text:span></text:p>
          </table:table-cell>
          <table:table-cell table:style-name="Table2.A3" office:value-type="string">
            <text:p text:style-name="P61">67s <text:span text:style-name="T2">exception OOM</text:span></text:p>
          </table:table-cell>
          <table:table-cell table:style-name="Table2.D3" office:value-type="string">
            <text:p text:style-name="P37"><text:span text:style-name="T7">Should be explicitly set with MaxGCPause </text:span><text:span text:style-name="T8">(less then GCPauseInterval – set to 9)</text:span></text:p>
            <text:p text:style-name="P37"><text:span text:style-name="T8"/></text:p>
            <text:p text:style-name="P38">67s <text:span text:style-name="T2">exception </text:span>OOM</text:p>
          </table:table-cell>
        </table:table-row>
      </table:table>
      <text:p text:style-name="P11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86">-Xms5120m</text:p>
            <text:p text:style-name="P92">-Xmx5120m</text:p>
            <text:p text:style-name="P89">LoopCounter = 5M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7">GC Type</text:p>
          </table:table-cell>
          <table:table-cell table:style-name="Table3.A2" office:value-type="string">
            <text:p text:style-name="P74">Default GC <text:span text:style-name="T2">p</text:span>ause and pause between Garbage collections</text:p>
          </table:table-cell>
          <table:table-cell table:style-name="Table3.A2" office:value-type="string">
            <text:p text:style-name="P78"/>
            <text:p text:style-name="P83"><text:bookmark-start text:name="__DdeLink__339_4965270211"/>MaxGCPauseMillis=</text:p>
            <text:p text:style-name="P83">10<text:bookmark-end text:name="__DdeLink__339_4965270211"/>0000</text:p>
            <text:p text:style-name="P64"/>
          </table:table-cell>
          <table:table-cell table:style-name="Table3.D2" office:value-type="string">
            <text:p text:style-name="P70"/>
            <text:p text:style-name="P83">GCPauseIntervalMills=</text:p>
            <text:p text:style-name="P83"><text:span text:style-name="T1">10</text:span></text:p>
            <text:p text:style-name="P64"/>
          </table:table-cell>
        </table:table-row>
        <table:table-row table:style-name="Table3.3">
          <table:table-cell table:style-name="Table3.A3" office:value-type="string">
            <text:p text:style-name="P45"><text:bookmark-start text:name="__DdeLink__329_4965270211"/><text:bookmark-start text:name="__DdeLink__358_496527021"/><text:bookmark-start text:name="__DdeLink__351_496527021"/><text:bookmark-start text:name="__DdeLink__334_4965270211"/>-XX:+UseSerialGC<text:bookmark-end text:name="__DdeLink__329_4965270211"/><text:bookmark-end text:name="__DdeLink__358_496527021"/><text:bookmark-end text:name="__DdeLink__351_496527021"/><text:bookmark-end text:name="__DdeLink__334_4965270211"/></text:p>
          </table:table-cell>
          <table:table-cell table:style-name="Table3.A3" office:value-type="string">
            <text:p text:style-name="P49">Total time:65580<text:span text:style-name="T12">ms</text:span></text:p>
          </table:table-cell>
          <table:table-cell table:style-name="Table3.A3" office:value-type="string">
            <text:p text:style-name="P49">Total time:65627<text:span text:style-name="T12">ms</text:span></text:p>
          </table:table-cell>
          <table:table-cell table:style-name="Table3.D3" office:value-type="string">
            <text:p text:style-name="P51">Total time:65529<text:span text:style-name="T12">ms</text:span></text:p>
          </table:table-cell>
        </table:table-row>
        <table:table-row table:style-name="Table3.4">
          <table:table-cell table:style-name="Table3.A3" office:value-type="string">
            <text:p text:style-name="P45"><text:bookmark-start text:name="__DdeLink__331_4965270211"/><text:bookmark-start text:name="__DdeLink__375_49652702"/><text:bookmark-start text:name="__DdeLink__382_49652702"/>-XX:+UseParallelGC<text:bookmark-end text:name="__DdeLink__331_4965270211"/><text:bookmark-end text:name="__DdeLink__375_49652702"/><text:bookmark-end text:name="__DdeLink__382_49652702"/></text:p>
          </table:table-cell>
          <table:table-cell table:style-name="Table3.A3" office:value-type="string">
            <text:p text:style-name="P56">Total time:65379ms</text:p>
          </table:table-cell>
          <table:table-cell table:style-name="Table3.A3" office:value-type="string">
            <text:p text:style-name="P56">Total time:65343ms </text:p>
          </table:table-cell>
          <table:table-cell table:style-name="Table3.D3" office:value-type="string">
            <text:p text:style-name="P56">Total time:65359ms</text:p>
          </table:table-cell>
        </table:table-row>
        <table:table-row table:style-name="Table3.5">
          <table:table-cell table:style-name="Table3.A3" office:value-type="string">
            <text:p text:style-name="P45"><text:bookmark-start text:name="__DdeLink__336_4965270211"/><text:bookmark-start text:name="__DdeLink__378_49652702"/>-XX:+UseG1GC <text:bookmark-end text:name="__DdeLink__336_4965270211"/><text:bookmark-end text:name="__DdeLink__378_49652702"/></text:p>
          </table:table-cell>
          <table:table-cell table:style-name="Table3.A3" office:value-type="string">
            <text:p text:style-name="P60">Total time:65704ms</text:p>
            <text:p text:style-name="P60"/>
            <text:p text:style-name="P27">*Multiple short GC pauses!</text:p>
          </table:table-cell>
          <table:table-cell table:style-name="Table3.A3" office:value-type="string">
            <text:p text:style-name="P62">Total time:66993ms </text:p>
            <text:p text:style-name="P62"/>
            <text:p text:style-name="P30">*<text:span text:style-name="T15">Few Long GC minor pauses!</text:span></text:p>
          </table:table-cell>
          <table:table-cell table:style-name="Table3.D3" office:value-type="string">
            <text:p text:style-name="P37"><text:span text:style-name="T7">Should be explicitly set with MaxGCPause </text:span><text:span text:style-name="T8">(less then GCPauseInterval – set to 9)</text:span></text:p>
            <text:p text:style-name="P37"><text:span text:style-name="T8"/></text:p>
            <text:p text:style-name="P38">Total time:65955ms</text:p>
            <text:p text:style-name="P38"><text:soft-page-break/></text:p>
            <text:p text:style-name="P38"><text:span text:style-name="T13">(the same picture as with default values)</text:span></text:p>
          </table:table-cell>
        </table:table-row>
      </table:table>
      <text:p text:style-name="P12"/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87">-Xms5120m</text:p>
            <text:p text:style-name="P94">-Xmx5120m</text:p>
            <text:p text:style-name="P94"><text:span text:style-name="T5">LoopCounter = 1</text:span><text:span text:style-name="T6">5</text:span><text:span text:style-name="T5">M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8"><text:bookmark-start text:name="__DdeLink__570_49652702"/>GC Type<text:bookmark-end text:name="__DdeLink__570_49652702"/></text:p>
          </table:table-cell>
          <table:table-cell table:style-name="Table4.A2" office:value-type="string">
            <text:p text:style-name="P75">Default GC <text:span text:style-name="T2">p</text:span>ause and pause between Garbage collections</text:p>
          </table:table-cell>
          <table:table-cell table:style-name="Table4.A2" office:value-type="string">
            <text:p text:style-name="P79"/>
            <text:p text:style-name="P84"><text:bookmark-start text:name="__DdeLink__339_49652702111"/>MaxGCPauseMillis=</text:p>
            <text:p text:style-name="P84">10<text:bookmark-end text:name="__DdeLink__339_49652702111"/>0000</text:p>
            <text:p text:style-name="P65"/>
          </table:table-cell>
          <table:table-cell table:style-name="Table4.D2" office:value-type="string">
            <text:p text:style-name="P71"/>
            <text:p text:style-name="P84">GCPauseIntervalMills=</text:p>
            <text:p text:style-name="P84"><text:span text:style-name="T1">10</text:span></text:p>
            <text:p text:style-name="P65"/>
          </table:table-cell>
        </table:table-row>
        <table:table-row table:style-name="Table4.3">
          <table:table-cell table:style-name="Table4.A3" office:value-type="string">
            <text:p text:style-name="P46"><text:bookmark-start text:name="__DdeLink__329_49652702111"/><text:bookmark-start text:name="__DdeLink__405_49652702"/><text:bookmark-start text:name="__DdeLink__358_4965270211"/><text:bookmark-start text:name="__DdeLink__351_4965270211"/><text:bookmark-start text:name="__DdeLink__334_49652702111"/><text:bookmark-start text:name="__DdeLink__421_49652702"/><text:bookmark-start text:name="__DdeLink__425_49652702"/>-XX:+UseSerialGC<text:bookmark-end text:name="__DdeLink__329_49652702111"/><text:bookmark-end text:name="__DdeLink__405_49652702"/><text:bookmark-end text:name="__DdeLink__358_4965270211"/><text:bookmark-end text:name="__DdeLink__351_4965270211"/><text:bookmark-end text:name="__DdeLink__334_49652702111"/><text:bookmark-end text:name="__DdeLink__421_49652702"/><text:bookmark-end text:name="__DdeLink__425_49652702"/></text:p>
          </table:table-cell>
          <table:table-cell table:style-name="Table4.A3" office:value-type="string">
            <text:p text:style-name="P15"><text:span text:style-name="T14">Stuck in intermittent pauses beginning from: </text:span></text:p>
            <text:p text:style-name="P14">List size after removal: 14062500</text:p>
            <text:p text:style-name="P14">time:54904ms</text:p>
            <text:p text:style-name="P3"/>
            <text:p text:style-name="P3"/>
            <text:p text:style-name="P4">*<text:span text:style-name="T14">Long minor GC pauses!</text:span></text:p>
          </table:table-cell>
          <table:table-cell table:style-name="Table4.A3" office:value-type="string">
            <text:p text:style-name="P2"><text:span text:style-name="T14">Stuck in intermittent pauses beginning from:</text:span></text:p>
            <text:p text:style-name="P22">List size after removal: 14062500</text:p>
            <text:p text:style-name="P22">time:59278ms</text:p>
            <text:p text:style-name="P22"/>
            <text:p text:style-name="P5">*<text:span text:style-name="T14">Longer minor GC pauses!?</text:span></text:p>
            <text:p text:style-name="P22"/>
          </table:table-cell>
          <table:table-cell table:style-name="Table4.D3" office:value-type="string">
            <text:p text:style-name="P53"><text:span text:style-name="T14">Stuck in intermittent pauses beginning from:</text:span></text:p>
            <text:p text:style-name="P53"/>
            <text:p text:style-name="P32">List size after removal: 14062500</text:p>
            <text:p text:style-name="P32">time:59913ms</text:p>
          </table:table-cell>
        </table:table-row>
        <table:table-row table:style-name="Table4.4">
          <table:table-cell table:style-name="Table4.A3" office:value-type="string">
            <text:p text:style-name="P46"><text:bookmark-start text:name="__DdeLink__331_49652702111"/><text:bookmark-start text:name="__DdeLink__382_496527021"/><text:bookmark-start text:name="__DdeLink__375_496527021"/><text:bookmark-start text:name="__DdeLink__408_49652702"/><text:bookmark-start text:name="__DdeLink__418_49652702"/><text:bookmark-start text:name="__DdeLink__423_49652702"/>-XX:+UseParallelGC<text:bookmark-end text:name="__DdeLink__331_49652702111"/><text:bookmark-end text:name="__DdeLink__382_496527021"/><text:bookmark-end text:name="__DdeLink__375_496527021"/><text:bookmark-end text:name="__DdeLink__408_49652702"/><text:bookmark-end text:name="__DdeLink__418_49652702"/><text:bookmark-end text:name="__DdeLink__423_49652702"/></text:p>
          </table:table-cell>
          <table:table-cell table:style-name="Table4.A3" office:value-type="string">
            <text:p text:style-name="P7"><text:span text:style-name="T14">Stuck in intermittent pauses beginning from: </text:span></text:p>
            <text:p text:style-name="P20">List size after removal: 13125000</text:p>
            <text:p text:style-name="P20">time:37390ms</text:p>
            <text:p text:style-name="P20"/>
            <text:p text:style-name="P23">*<text:span text:style-name="T14">Short minor GC pauses!</text:span></text:p>
          </table:table-cell>
          <table:table-cell table:style-name="Table4.A3" office:value-type="string">
            <text:p text:style-name="P57"><text:span text:style-name="T14">Stuck in intermittent pauses beginning from: </text:span></text:p>
            <text:p text:style-name="P20">List size after removal: 13125000</text:p>
            <text:p text:style-name="P20">time:37379ms</text:p>
            <text:p text:style-name="P20"/>
          </table:table-cell>
          <table:table-cell table:style-name="Table4.D3" office:value-type="string">
            <text:p text:style-name="P58"><text:span text:style-name="T14">Stuck in intermittent pauses beginning from:</text:span></text:p>
            <text:p text:style-name="P58"/>
            <text:p text:style-name="P20">List size after removal: 13125000</text:p>
            <text:p text:style-name="P20">time:37448ms</text:p>
          </table:table-cell>
        </table:table-row>
        <table:table-row table:style-name="Table4.5">
          <table:table-cell table:style-name="Table4.A3" office:value-type="string">
            <text:p text:style-name="P46"><text:bookmark-start text:name="__DdeLink__336_49652702111"/><text:bookmark-start text:name="__DdeLink__378_496527021"/><text:bookmark-start text:name="__DdeLink__412_49652702"/><text:bookmark-start text:name="__DdeLink__427_49652702"/>-XX:+UseG1GC<text:bookmark-end text:name="__DdeLink__427_49652702"/> <text:bookmark-end text:name="__DdeLink__336_49652702111"/><text:bookmark-end text:name="__DdeLink__378_496527021"/><text:bookmark-end text:name="__DdeLink__412_49652702"/></text:p>
          </table:table-cell>
          <table:table-cell table:style-name="Table4.A3" office:value-type="string">
            <text:p text:style-name="P67">OOM after:</text:p>
            <text:p text:style-name="P21">List size after removal: 14062500</text:p>
            <text:p text:style-name="P21">time:51133ms</text:p>
            <text:p text:style-name="P21"/>
            <text:p text:style-name="P25">*Multiple short GC pauses!</text:p>
          </table:table-cell>
          <table:table-cell table:style-name="Table4.A3" office:value-type="string">
            <text:p text:style-name="P68">OOM after:</text:p>
            <text:p text:style-name="P63">List size after removal: 14062500</text:p>
            <text:p text:style-name="P63">time:51897ms</text:p>
            <text:p text:style-name="P63"/>
            <text:p text:style-name="P28">*<text:span text:style-name="T15">Few Long GC minor pauses!</text:span></text:p>
          </table:table-cell>
          <table:table-cell table:style-name="Table4.D3" office:value-type="string">
            <text:p text:style-name="P42"><text:span text:style-name="T7">Should be explicitly set with MaxGCPause </text:span><text:span text:style-name="T8">(less then GCPauseInterval – set to 9)</text:span></text:p>
            <text:p text:style-name="P42"><text:span text:style-name="T8"/></text:p>
            <text:p text:style-name="P41"><text:span text:style-name="T14">OOM after:</text:span></text:p>
            <text:p text:style-name="P33"><text:span text:style-name="T9">List size after removal: 14062500</text:span></text:p>
            <text:p text:style-name="P33"><text:span text:style-name="T9">time:51265ms</text:span></text:p>
          </table:table-cell>
        </table:table-row>
      </table:table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4" office:value-type="string">
            <text:p text:style-name="P88"/>
            <text:p text:style-name="P88"><text:soft-page-break/></text:p>
            <text:p text:style-name="P88"/>
            <text:p text:style-name="P88"><text:bookmark-start text:name="__DdeLink__473_49652702"/>-Xms10240m</text:p>
            <text:p text:style-name="P93">-Xmx10240m<text:bookmark-end text:name="__DdeLink__473_49652702"/></text:p>
            <text:p text:style-name="P90">LoopCounter = 1<text:span text:style-name="T14">5</text:span>M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9">GC Type</text:p>
          </table:table-cell>
          <table:table-cell table:style-name="Table5.A2" office:value-type="string">
            <text:p text:style-name="P76">Default GC <text:span text:style-name="T2">p</text:span>ause and pause between Garbage collections</text:p>
          </table:table-cell>
          <table:table-cell table:style-name="Table5.A2" office:value-type="string">
            <text:p text:style-name="P80"/>
            <text:p text:style-name="P85"><text:bookmark-start text:name="__DdeLink__339_496527021111"/>MaxGCPauseMillis=</text:p>
            <text:p text:style-name="P85">10<text:bookmark-end text:name="__DdeLink__339_496527021111"/>0000</text:p>
            <text:p text:style-name="P66"/>
          </table:table-cell>
          <table:table-cell table:style-name="Table5.D2" office:value-type="string">
            <text:p text:style-name="P72"/>
            <text:p text:style-name="P85">GCPauseIntervalMills=</text:p>
            <text:p text:style-name="P85"><text:span text:style-name="T1">10</text:span></text:p>
            <text:p text:style-name="P66"/>
          </table:table-cell>
        </table:table-row>
        <table:table-row table:style-name="Table5.3">
          <table:table-cell table:style-name="Table5.A3" office:value-type="string">
            <text:p text:style-name="P47"><text:bookmark-start text:name="__DdeLink__329_496527021111"/><text:bookmark-start text:name="__DdeLink__425_496527021"/><text:bookmark-start text:name="__DdeLink__421_496527021"/><text:bookmark-start text:name="__DdeLink__405_496527021"/><text:bookmark-start text:name="__DdeLink__358_49652702111"/><text:bookmark-start text:name="__DdeLink__351_49652702111"/><text:bookmark-start text:name="__DdeLink__334_496527021111"/><text:bookmark-start text:name="__DdeLink__466_49652702"/><text:bookmark-start text:name="__DdeLink__492_49652702"/>-XX:+UseSerialGC<text:bookmark-end text:name="__DdeLink__329_496527021111"/><text:bookmark-end text:name="__DdeLink__425_496527021"/><text:bookmark-end text:name="__DdeLink__421_496527021"/><text:bookmark-end text:name="__DdeLink__405_496527021"/><text:bookmark-end text:name="__DdeLink__358_49652702111"/><text:bookmark-end text:name="__DdeLink__351_49652702111"/><text:bookmark-end text:name="__DdeLink__334_496527021111"/><text:bookmark-end text:name="__DdeLink__466_49652702"/><text:bookmark-end text:name="__DdeLink__492_49652702"/></text:p>
          </table:table-cell>
          <table:table-cell table:style-name="Table5.A3" office:value-type="string">
            <text:p text:style-name="P8">Total time:77604ms</text:p>
            <text:p text:style-name="P8"/>
            <text:p text:style-name="P4">*<text:span text:style-name="T16">4 long minor GC pauses: ~2s per pause</text:span></text:p>
          </table:table-cell>
          <table:table-cell table:style-name="Table5.A3" office:value-type="string">
            <text:p text:style-name="P10">Total time:77433ms</text:p>
            <text:p text:style-name="P3"/>
            <text:p text:style-name="P4">*<text:span text:style-name="T17">the same behavior as with default values</text:span></text:p>
          </table:table-cell>
          <table:table-cell table:style-name="Table5.D3" office:value-type="string">
            <text:p text:style-name="P43">Total time:76833ms</text:p>
            <text:p text:style-name="P43"/>
            <text:p text:style-name="P6">*<text:span text:style-name="T17">the same behavior as with default values</text:span></text:p>
          </table:table-cell>
        </table:table-row>
        <table:table-row table:style-name="Table5.4">
          <table:table-cell table:style-name="Table5.A3" office:value-type="string">
            <text:p text:style-name="P47"><text:bookmark-start text:name="__DdeLink__331_496527021111"/><text:bookmark-start text:name="__DdeLink__423_496527021"/><text:bookmark-start text:name="__DdeLink__418_496527021"/><text:bookmark-start text:name="__DdeLink__408_496527021"/><text:bookmark-start text:name="__DdeLink__382_4965270211"/><text:bookmark-start text:name="__DdeLink__375_4965270211"/><text:bookmark-start text:name="__DdeLink__469_49652702"/><text:bookmark-start text:name="__DdeLink__475_49652702"/><text:bookmark-start text:name="__DdeLink__498_49652702"/>-XX:+UseParallelGC<text:bookmark-end text:name="__DdeLink__331_496527021111"/><text:bookmark-end text:name="__DdeLink__423_496527021"/><text:bookmark-end text:name="__DdeLink__418_496527021"/><text:bookmark-end text:name="__DdeLink__408_496527021"/><text:bookmark-end text:name="__DdeLink__382_4965270211"/><text:bookmark-end text:name="__DdeLink__375_4965270211"/><text:bookmark-end text:name="__DdeLink__469_49652702"/><text:bookmark-end text:name="__DdeLink__475_49652702"/><text:bookmark-end text:name="__DdeLink__498_49652702"/></text:p>
          </table:table-cell>
          <table:table-cell table:style-name="Table5.A3" office:value-type="string">
            <text:p text:style-name="P9">Total time:74985ms</text:p>
            <text:p text:style-name="P9"/>
            <text:p text:style-name="P24">*<text:span text:style-name="T16">4 shorter GC minor pauses: ~1s per pause</text:span></text:p>
            <text:p text:style-name="P31"/>
          </table:table-cell>
          <table:table-cell table:style-name="Table5.A3" office:value-type="string">
            <text:p text:style-name="P39">Total time:74047ms</text:p>
            <text:p text:style-name="P39"/>
          </table:table-cell>
          <table:table-cell table:style-name="Table5.D3" office:value-type="string">
            <text:p text:style-name="P40">Total time:74084ms</text:p>
          </table:table-cell>
        </table:table-row>
        <table:table-row table:style-name="Table5.5">
          <table:table-cell table:style-name="Table5.A3" office:value-type="string">
            <text:p text:style-name="P47"><text:bookmark-start text:name="__DdeLink__336_496527021111"/><text:bookmark-start text:name="__DdeLink__427_496527021"/><text:bookmark-start text:name="__DdeLink__412_496527021"/><text:bookmark-start text:name="__DdeLink__378_4965270211"/><text:bookmark-start text:name="__DdeLink__479_49652702"/><text:bookmark-start text:name="__DdeLink__502_49652702"/>-XX:+UseG1GC<text:bookmark-end text:name="__DdeLink__427_496527021"/><text:bookmark-end text:name="__DdeLink__479_49652702"/> <text:bookmark-end text:name="__DdeLink__336_496527021111"/><text:bookmark-end text:name="__DdeLink__412_496527021"/><text:bookmark-end text:name="__DdeLink__378_4965270211"/><text:bookmark-end text:name="__DdeLink__502_49652702"/></text:p>
          </table:table-cell>
          <table:table-cell table:style-name="Table5.A3" office:value-type="string">
            <text:p text:style-name="P36">Total time:75799ms</text:p>
            <text:p text:style-name="P36"/>
            <text:p text:style-name="P26">*Multiple short <text:span text:style-name="T17">minor </text:span>GC pauses: <text:span text:style-name="T16">~200ms and 1 pause for big files memory allocation</text:span></text:p>
          </table:table-cell>
          <table:table-cell table:style-name="Table5.A3" office:value-type="string">
            <text:p text:style-name="P34">Total time:78168ms</text:p>
            <text:p text:style-name="P34"/>
            <text:p text:style-name="P29">*<text:span text:style-name="T18">Few much longer (up to 3s) minor GC <text:s/>pauses!</text:span></text:p>
          </table:table-cell>
          <table:table-cell table:style-name="Table5.D3" office:value-type="string">
            <text:p text:style-name="P35"><text:span text:style-name="T10">Should be explicitly set with MaxGCPause </text:span><text:span text:style-name="T11">(less then GCPauseInterval – set to 9)</text:span></text:p>
            <text:p text:style-name="P35"><text:span text:style-name="T11"/></text:p>
            <text:p text:style-name="P35"><text:span text:style-name="T9">Total time:76099ms</text:span></text:p>
          </table:table-cell>
        </table:table-row>
      </table:table>
      <text:p text:style-name="P15"><text:bookmark-end text:name="__DdeLink__568_4965270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FMono-Regular" svg:font-family="SFMono-Regular, Consolas, 'Liberation Mono', Menlo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8:26:51.850929943</meta:creation-date>
    <dc:date>2019-10-20T14:44:22.195330560</dc:date>
    <meta:editing-duration>PT3H52M33S</meta:editing-duration>
    <meta:editing-cycles>7</meta:editing-cycles>
    <meta:generator>LibreOffice/6.0.7.3$Linux_X86_64 LibreOffice_project/00m0$Build-3</meta:generator>
    <meta:document-statistic meta:table-count="4" meta:image-count="0" meta:object-count="0" meta:page-count="3" meta:paragraph-count="120" meta:word-count="385" meta:character-count="2760" meta:non-whitespace-character-count="2479"/>
  </office:meta>
</office:document-meta>
</file>